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2808" calcext:value-type="float">
            <text:p>55.2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2808" calcext:value-type="float">
            <text:p>55.2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8904" calcext:value-type="float">
            <text:p>55.2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